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4c75"/>
    </style:style>
    <style:style style:name="P2" style:family="paragraph" style:parent-style-name="Standard">
      <style:text-properties officeooo:rsid="000f4c75" officeooo:paragraph-rsid="000f4c75"/>
    </style:style>
    <style:style style:name="T1" style:family="text">
      <style:text-properties officeooo:rsid="000f4c7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1.- Sobre el control de versiones indica cual es el significado de los siguientes conceptos: </text:h>
      <text:p text:style-name="P1">a) Repositorio : <text:span text:style-name="T1">Sitio donde se almacena el historial de un proyecto</text:span></text:p>
      <text:p text:style-name="P1">b) Revisión: <text:span text:style-name="T1">Conjunto de cambios guardados en el repositorio</text:span></text:p>
      <text:p text:style-name="P1">c) Conflicto: <text:span text:style-name="T1">Dos o más cambios en el mismo archivo no se pueden fusionar automáticamente</text:span></text:p>
      <text:p text:style-name="P1">d) Ramas: <text:span text:style-name="T1">Líneas paralelas del desarrollo.</text:span></text:p>
      <text:p text:style-name="P1"/>
      <text:h text:style-name="Heading_20_4" text:outline-level="4">2.- Qué tres áreas utiliza GIT, descríbelas:</text:h>
      <text:p text:style-name="P2">Directorio de trabajo (archivos que se están editando), área de preparación(se preparan los futuros cambios) y repositorio(contiene commits confirmados)</text:p>
      <text:p text:style-name="P2"/>
      <text:p text:style-name="P2"/>
      <text:h text:style-name="Heading_20_4" text:outline-level="4"><text:s/>3.- Sobre los diferentes estados en los que un archivo puede encontrarse, indica para las siguientes definiciones, a qué estado se corresponde:</text:h>
      <text:p text:style-name="P1"><text:span text:style-name="T3">Estado: </text:span><text:span text:style-name="Strong_20_Emphasis"><text:span text:style-name="T3">Staged</text:span></text:span></text:p>
      <text:p text:style-name="P1"><text:s/>• Un archivo marcado para confirmación se encuentra en el área de preparación y está en este estado si, después de obtenerlo del repositorio, ha sufrido cambios y ya se ha ejecutado sobre él la orden de preparación. </text:p>
      <text:p text:style-name="P1"/>
      <text:p text:style-name="P1"><text:span text:style-name="T3">Estado: </text:span><text:span text:style-name="Strong_20_Emphasis"><text:span text:style-name="T3">Modified</text:span></text:span></text:p>
      <text:p text:style-name="P1">• Un archivo modificado se encuentra en el directorio de trabajo y está en este estado cuando, después de obtenerlo del repositorio, ha sufrido cambios, pero todavía no se ha ejecutado sobre él la orden de preparación. </text:p>
      <text:p text:style-name="P1"/>
      <text:p text:style-name="P1"><text:span text:style-name="T3">Estado: </text:span><text:span text:style-name="Strong_20_Emphasis"><text:span text:style-name="T3">Unmodified</text:span></text:span></text:p>
      <text:p text:style-name="P1">• Un archivo no modificado se encuentra en el directorio de trabajo y está en este estado cuando, después de obtenerlo del repositorio, todavía no ha sufrido ningún cambio. </text:p>
      <text:p text:style-name="P1"/>
      <text:p text:style-name="P1"><text:span text:style-name="T8">Estado: </text:span><text:span text:style-name="Strong_20_Emphasis"><text:span text:style-name="T8">Committed</text:span></text:span></text:p>
      <text:p text:style-name="P1">• Un archivo confirmado se encuentra ya registrado en el repositorio. </text:p>
      <text:p text:style-name="P1"/>
      <text:h text:style-name="Heading_20_4" text:outline-level="4">4.- ¿Cuál es el habitualmente el orden de los estaos por los que pasaría un archivo cuando se crea por ejemplo, por primera vez? </text:h>
      <text:h text:style-name="Heading_20_4" text:outline-level="4"/>
      <text:p text:style-name="P2">Unmodified</text:p>
      <text:p text:style-name="P2">Modified</text:p>
      <text:p text:style-name="P2">Staged</text:p>
      <text:p text:style-name="P2">Commited</text:p>
      <text:p text:style-name="P1"/>
      <text:h text:style-name="Heading_20_4" text:outline-level="4"><text:soft-page-break/></text:h>
      <text:h text:style-name="Heading_20_4" text:outline-level="4" text:is-list-header="true"/>
      <text:h text:style-name="Heading_20_4" text:outline-level="4"/>
      <text:h text:style-name="Heading_20_4" text:outline-level="4">5.- Indica la función de los siguientes comandos: </text:h>
      <text:p text:style-name="P1">A) git init </text:p>
      <text:p text:style-name="P2">Inicializa un nuevo repositorio GIT en la carpeta.</text:p>
      <text:p text:style-name="P1">B) git add archivo1.txt </text:p>
      <text:p text:style-name="P2">Añade el archivo1 al área de preparación</text:p>
      <text:p text:style-name="P1">B1) git add . </text:p>
      <text:p text:style-name="P2">Añade todos los cambios</text:p>
      <text:p text:style-name="P1">C) git diff</text:p>
      <text:p text:style-name="P1">Muestra diferencias entre diferentes confirmaciones o entre una confirmación y el área de preparación.</text:p>
      <text:p text:style-name="P1">D) git status</text:p>
      <text:p text:style-name="P1">Muestra el estado del área de preparación, es decir, indica los archivos y carpetas que tienen diferencias entre el área de preparación y la confirmación actual. </text:p>
      <text:p text:style-name="P1"/>
      <text:p text:style-name="P1">E) git log </text:p>
      <text:p text:style-name="P1">Muestra los registros de confirmación. Por defecto, las confirmaciones aparecen en orden cronológico inverso. </text:p>
      <text:p text:style-name="P1">F) git commit –m “Version1” 2 DAW </text:p>
      <text:p text:style-name="P1">Confirma los cambios en el repositorio. </text:p>
      <text:p text:style-name="P1">G) git merge</text:p>
      <text:p text:style-name="P1">Incorpora cambios de las confirmaciones indicadas a la rama actual. Es útil para incorporar cambios de una rama a otra. </text:p>
      <text:p text:style-name="P1">H) git fetch</text:p>
      <text:p text:style-name="P1">Descarga objetos y referencias de otro repositorio.</text:p>
      <text:p text:style-name="P1">I) git pull</text:p>
      <text:p text:style-name="P1">Actualiza el repositorio local desde el remoto. </text:p>
      <text:p text:style-name="P1">J) git push</text:p>
      <text:p text:style-name="P1">Actualiza el repositorio remoto desde el local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0T09:50:01.331876396</meta:creation-date>
    <dc:date>2025-11-20T10:06:54.942622808</dc:date>
    <meta:editing-duration>PT16M54S</meta:editing-duration>
    <meta:editing-cycles>1</meta:editing-cycles>
    <meta:document-statistic meta:table-count="0" meta:image-count="0" meta:object-count="0" meta:page-count="2" meta:paragraph-count="44" meta:word-count="423" meta:character-count="2606" meta:non-whitespace-character-count="2207"/>
    <meta:generator>LibreOffice/7.4.7.2$Linux_X86_64 LibreOffice_project/40$Build-2</meta:generator>
  </office:meta>
</office:document-meta>
</file>